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<text:soft-page-break/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597993006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oft-page-break/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oft-page-break/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0:43:00.072100015</meta:creation-date>
    <dc:date>2021-01-06T00:43:30.169244539</dc:date>
    <meta:editing-duration>PT34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6.4.6.2$Linux_X86_64 LibreOffice_project/40$Build-2</meta:generator>
  </office:meta>
</office:document-meta>
</file>